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rsid="0028cf3e" officeooo:paragraph-rsid="00292e14" style:font-size-asian="14pt" style:font-size-complex="14pt"/>
    </style:style>
    <style:style style:name="P4" style:family="paragraph" style:parent-style-name="Text_20_body">
      <style:text-properties fo:font-size="14pt" officeooo:paragraph-rsid="004a85df" style:font-size-asian="14pt" style:font-size-complex="14pt"/>
    </style:style>
    <style:style style:name="P5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Text_20_body">
      <style:text-properties fo:font-size="14pt" fo:font-style="italic" fo:font-weight="bold" officeooo:rsid="001e6025" officeooo:paragraph-rsid="001e6025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ext_20_body">
      <style:text-properties fo:font-size="14pt" fo:font-style="italic" fo:font-weight="bold" officeooo:paragraph-rsid="00274edf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text-properties fo:font-size="14pt" fo:font-style="italic" fo:font-weight="bold" officeooo:paragraph-rsid="003521ea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text-properties fo:font-size="14pt" fo:font-style="italic" fo:font-weight="bold" officeooo:paragraph-rsid="0037754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fo:font-size="14pt" fo:font-style="italic" fo:font-weight="bold" officeooo:rsid="00450e21" officeooo:paragraph-rsid="00450e21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text-properties fo:font-size="14pt" fo:font-style="italic" fo:font-weight="bold" officeooo:rsid="004805de" officeooo:paragraph-rsid="004805de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fo:font-size="14pt" fo:font-style="italic" fo:font-weight="bold" officeooo:paragraph-rsid="0045cf67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text-properties fo:font-size="14pt" fo:font-style="italic" fo:font-weight="bold" officeooo:rsid="001e6025" officeooo:paragraph-rsid="001e6025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Text_20_body">
      <style:text-properties fo:font-size="14pt" fo:font-style="italic" fo:font-weight="bold" officeooo:rsid="0043a8f4" officeooo:paragraph-rsid="0043a8f4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text-properties fo:font-size="14pt" fo:font-style="normal" fo:font-weight="normal" officeooo:paragraph-rsid="0039c24d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text-properties fo:font-size="14pt" fo:font-style="normal" fo:font-weight="bold" officeooo:paragraph-rsid="003f8108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text-properties fo:font-size="14pt" fo:font-weight="bold" officeooo:paragraph-rsid="0021c396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paragraph-rsid="0022cabf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paragraph-rsid="0022eb9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fo:font-weight="bold" officeooo:paragraph-rsid="00247782" style:font-size-asian="14pt" style:font-weight-asian="bold" style:font-size-complex="14pt" style:font-weight-complex="bold"/>
    </style:style>
    <style:style style:name="P24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 style:parent-style-name="Text_20_body">
      <style:text-properties fo:font-style="italic" fo:font-weight="bold" officeooo:paragraph-rsid="002b71e8" style:font-style-asian="italic" style:font-weight-asian="bold" style:font-style-complex="italic" style:font-weight-complex="bold"/>
    </style:style>
    <style:style style:name="P26" style:family="paragraph" style:parent-style-name="Text_20_body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text-properties fo:font-size="12pt" fo:font-style="italic" fo:font-weight="bold" officeooo:rsid="00205ded" officeooo:paragraph-rsid="00205ded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Text_20_body">
      <style:text-properties fo:font-size="12pt" fo:font-style="italic" fo:font-weight="bold" officeooo:rsid="00205ded" officeooo:paragraph-rsid="00385600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Text_20_body">
      <style:text-properties fo:font-size="12pt" fo:font-style="italic" fo:font-weight="bold" officeooo:paragraph-rsid="002b71e8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Text_20_body">
      <style:text-properties officeooo:rsid="001e6025" officeooo:paragraph-rsid="001e6025"/>
    </style:style>
    <style:style style:name="P31" style:family="paragraph" style:parent-style-name="Text_20_body">
      <style:text-properties officeooo:paragraph-rsid="002b22ab"/>
    </style:style>
    <style:style style:name="P32" style:family="paragraph" style:parent-style-name="Text_20_body">
      <style:text-properties officeooo:paragraph-rsid="0037fd1f"/>
    </style:style>
    <style:style style:name="P33" style:family="paragraph" style:parent-style-name="Text_20_body">
      <style:text-properties officeooo:paragraph-rsid="0043a8f4"/>
    </style:style>
    <style:style style:name="P34" style:family="paragraph" style:parent-style-name="Text_20_body">
      <style:text-properties officeooo:paragraph-rsid="004805de"/>
    </style:style>
    <style:style style:name="P35" style:family="paragraph" style:parent-style-name="Text_20_body">
      <style:text-properties style:font-name="Droid Sans" fo:font-size="12pt" fo:font-style="italic" officeooo:rsid="0037faf5" officeooo:paragraph-rsid="0065b9fe" style:font-size-asian="12pt" style:font-style-asian="italic" style:font-size-complex="12pt" style:font-style-complex="italic"/>
    </style:style>
    <style:style style:name="P36" style:family="paragraph" style:parent-style-name="Preformatted_20_Text">
      <style:text-properties fo:font-style="italic" officeooo:rsid="0021c396" officeooo:paragraph-rsid="0021c396" style:font-style-asian="italic" style:font-style-complex="italic"/>
    </style:style>
    <style:style style:name="P37" style:family="paragraph" style:parent-style-name="Preformatted_20_Text">
      <style:text-properties fo:font-style="italic" officeooo:rsid="0022cabf" officeooo:paragraph-rsid="0022cabf" style:font-style-asian="italic" style:font-style-complex="italic"/>
    </style:style>
    <style:style style:name="P38" style:family="paragraph" style:parent-style-name="Preformatted_20_Text">
      <style:text-properties fo:font-style="italic" officeooo:rsid="00234978" officeooo:paragraph-rsid="00234978" style:font-style-asian="italic" style:font-style-complex="italic"/>
    </style:style>
    <style:style style:name="P39" style:family="paragraph" style:parent-style-name="Preformatted_20_Text">
      <style:text-properties fo:font-style="italic" officeooo:rsid="00258989" officeooo:paragraph-rsid="00258989" style:font-style-asian="italic" style:font-style-complex="italic"/>
    </style:style>
    <style:style style:name="P40" style:family="paragraph" style:parent-style-name="Preformatted_20_Text">
      <style:text-properties fo:font-style="italic" officeooo:paragraph-rsid="00258989" style:font-style-asian="italic" style:font-style-complex="italic"/>
    </style:style>
    <style:style style:name="P41" style:family="paragraph" style:parent-style-name="Preformatted_20_Text">
      <style:text-properties fo:font-size="12pt" fo:font-style="italic" officeooo:rsid="00258989" officeooo:paragraph-rsid="00258989" style:font-size-asian="12pt" style:font-style-asian="italic" style:font-size-complex="12pt" style:font-style-complex="italic"/>
    </style:style>
    <style:style style:name="P42" style:family="paragraph" style:parent-style-name="Preformatted_20_Text">
      <style:text-properties style:font-name="Droid Sans" fo:font-size="12pt" fo:font-style="italic" officeooo:rsid="0022cabf" officeooo:paragraph-rsid="0022cabf" style:font-size-asian="12pt" style:font-style-asian="italic" style:font-size-complex="12pt" style:font-style-complex="italic"/>
    </style:style>
    <style:style style:name="P43" style:family="paragraph" style:parent-style-name="Heading_20_2">
      <style:text-properties officeooo:paragraph-rsid="004a85d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37fd1f" style:font-size-asian="14pt" style:font-size-complex="14pt"/>
    </style:style>
    <style:style style:name="T3" style:family="text">
      <style:text-properties fo:font-size="14pt" officeooo:rsid="004bec4a" style:font-size-asian="14pt" style:font-size-complex="14pt"/>
    </style:style>
    <style:style style:name="T4" style:family="text">
      <style:text-properties fo:font-size="14pt" officeooo:rsid="005f5d30" style:font-size-asian="14pt" style:font-size-complex="14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34e658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43a8f4" style:font-size-asian="12.25pt" style:font-style-asian="italic" style:font-weight-asian="bold" style:font-size-complex="14pt" style:font-style-complex="italic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officeooo:rsid="00258989" style:font-style-asian="italic" style:font-style-complex="italic"/>
    </style:style>
    <style:style style:name="T10" style:family="text">
      <style:text-properties fo:font-style="italic" officeooo:rsid="002b22ab" style:font-style-asian="italic" style:font-style-complex="italic"/>
    </style:style>
    <style:style style:name="T11" style:family="text">
      <style:text-properties fo:font-style="italic" officeooo:rsid="0059f781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officeooo:rsid="002068fc"/>
    </style:style>
    <style:style style:name="T15" style:family="text">
      <style:text-properties officeooo:rsid="0021c396"/>
    </style:style>
    <style:style style:name="T16" style:family="text">
      <style:text-properties officeooo:rsid="0022cabf"/>
    </style:style>
    <style:style style:name="T17" style:family="text">
      <style:text-properties officeooo:rsid="0022eb97"/>
    </style:style>
    <style:style style:name="T18" style:family="text">
      <style:text-properties officeooo:rsid="00247782"/>
    </style:style>
    <style:style style:name="T19" style:family="text">
      <style:text-properties officeooo:rsid="00274edf"/>
    </style:style>
    <style:style style:name="T20" style:family="text">
      <style:text-properties officeooo:rsid="0028cf3e"/>
    </style:style>
    <style:style style:name="T21" style:family="text">
      <style:text-properties officeooo:rsid="00292e14"/>
    </style:style>
    <style:style style:name="T22" style:family="text">
      <style:text-properties officeooo:rsid="002b22ab"/>
    </style:style>
    <style:style style:name="T23" style:family="text">
      <style:text-properties officeooo:rsid="002b71e8"/>
    </style:style>
    <style:style style:name="T24" style:family="text">
      <style:text-properties style:text-underline-style="solid" style:text-underline-type="double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 officeooo:rsid="001e6025"/>
    </style:style>
    <style:style style:name="T26" style:family="text">
      <style:text-properties style:text-underline-style="solid" style:text-underline-type="double" style:text-underline-width="auto" style:text-underline-color="font-color" officeooo:rsid="0039c24d"/>
    </style:style>
    <style:style style:name="T27" style:family="text">
      <style:text-properties style:text-underline-style="solid" style:text-underline-type="double" style:text-underline-width="auto" style:text-underline-color="font-color" officeooo:rsid="0050abf5"/>
    </style:style>
    <style:style style:name="T28" style:family="text">
      <style:text-properties style:text-underline-style="solid" style:text-underline-type="double" style:text-underline-width="auto" style:text-underline-color="font-color" officeooo:rsid="006154e4"/>
    </style:style>
    <style:style style:name="T29" style:family="text">
      <style:text-properties officeooo:rsid="003384d3"/>
    </style:style>
    <style:style style:name="T30" style:family="text">
      <style:text-properties officeooo:rsid="00377545"/>
    </style:style>
    <style:style style:name="T31" style:family="text">
      <style:text-properties officeooo:rsid="00385600"/>
    </style:style>
    <style:style style:name="T32" style:family="text">
      <style:text-properties officeooo:rsid="003a41fa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fo:font-size="12pt" officeooo:rsid="00258989" style:font-size-asian="12pt" style:font-size-complex="12pt"/>
    </style:style>
    <style:style style:name="T35" style:family="text">
      <style:text-properties fo:font-size="12pt" fo:font-style="normal" fo:font-weight="normal" officeooo:rsid="00247782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58989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officeooo:rsid="003ff151"/>
    </style:style>
    <style:style style:name="T38" style:family="text">
      <style:text-properties officeooo:rsid="00413027"/>
    </style:style>
    <style:style style:name="T39" style:family="text">
      <style:text-properties officeooo:rsid="0042d072"/>
    </style:style>
    <style:style style:name="T40" style:family="text">
      <style:text-properties officeooo:rsid="0048f7c1"/>
    </style:style>
    <style:style style:name="T41" style:family="text">
      <style:text-properties officeooo:rsid="00494888"/>
    </style:style>
    <style:style style:name="T42" style:family="text">
      <style:text-properties officeooo:rsid="0051ea2b"/>
    </style:style>
    <style:style style:name="T43" style:family="text">
      <style:text-properties officeooo:rsid="0059f781"/>
    </style:style>
    <style:style style:name="T44" style:family="text">
      <style:text-properties officeooo:rsid="005f5d30"/>
    </style:style>
    <style:style style:name="T45" style:family="text">
      <style:text-properties officeooo:rsid="006275cb"/>
    </style:style>
    <style:style style:name="T46" style:family="text">
      <style:text-properties officeooo:rsid="00628c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<text:span text:style-name="T29">о</text:span>раторная работа 1.</text:h>
      <text:h text:style-name="Heading_20_2" text:outline-level="2">1. Настраиваем подключение к компьютеру по ssh без пароля</text:h>
      <text:p text:style-name="Text_20_body">Проверяем наличие ssh на компьютере</text:p>
      <text:p text:style-name="P5">$ sudo apt-get install ssh <text:line-break/>$ sudo apt-get install rsync </text:p>
      <text:p text:style-name="Text_20_body"><text:span text:style-name="Strong_20_Emphasis"><text:span text:style-name="T5">$ sudo apt-get install openssh-server</text:span></text:span></text:p>
      <text:p text:style-name="Text_20_body"><text:span text:style-name="Strong_20_Emphasis"><text:span text:style-name="T8"/></text:span></text:p>
      <text:p text:style-name="P16">Настраиваем логин ssh без пароля</text:p>
      <text:p text:style-name="P13">$ ssh-keygen -t <text:span text:style-name="T38">r</text:span>sa -P '' -f ~/.ssh/id_<text:span text:style-name="T38">r</text:span>sa <text:line-break/>$ cat ~/.ssh/id_<text:span text:style-name="T39">r</text:span>sa.pub &gt;&gt; ~/.ssh/authorized_keys</text:p>
      <text:p text:style-name="P14">$ sudo /etc/init.d/ssh restart</text:p>
      <text:p text:style-name="P33"><text:span text:style-name="T7">$ </text:span><text:span text:style-name="Source_20_Text"><text:span text:style-name="T8">ssh-add</text:span></text:span></text:p>
      <text:p text:style-name="P15"/>
      <text:p text:style-name="P30">Проверяем подключение по ssh без пароля :</text:p>
      <text:p text:style-name="P6">$ ssh localhost</text:p>
      <text:p text:style-name="P30">В случае если при подключении требуется пароль — надо выставить права на папки ssh :</text:p>
      <text:p text:style-name="P6">$ chmod go-w $HOME $HOME/.ssh</text:p>
      <text:p text:style-name="P6">$ chmod 600 $HOME/.ssh/authorized_keys</text:p>
      <text:p text:style-name="P6">$ chown `whoami` $HOME/.ssh/authorized_keys</text:p>
      <text:h text:style-name="Heading_20_2" text:outline-level="2">2. Установка java и maven</text:h>
      <text:p text:style-name="P34"><text:span text:style-name="T1">Копируем </text:span><text:span text:style-name="T6">jdk-8u261-linux-x64.tar.gz</text:span><text:span text:style-name="T1"> c </text:span></text:p>
      <text:p text:style-name="P11">https://www.oracle.com/ru/java/technologies/javase/javase-jdk8-downloads.html</text:p>
      <text:p text:style-name="P8"><text:span text:style-name="T13">Копируем</text:span> apache-maven-3.6.3-bin.tar.gz</text:p>
      <text:p text:style-name="P5">http://maven.apache.org/download.cgi</text:p>
      <text:p text:style-name="P2"/>
      <text:p text:style-name="P2">распаковываем в корень home папки пользователя, прописываем в ~/.bashrc :</text:p>
      <text:p text:style-name="P12">export JAVA_HOME=~/jdk1.8.0_261</text:p>
      <text:p text:style-name="P9">export MAVEN_HOME=~/<text:span text:style-name="T30">apache-maven-3.</text:span><text:span text:style-name="T44">6</text:span><text:span text:style-name="T30">.3</text:span></text:p>
      <text:p text:style-name="P5">export PATH=$JAVA_HOME/bin:$MAVEN_HOME/bin:$PATH</text:p>
      <text:p text:style-name="P2"/>
      <text:p text:style-name="P2">Проверяем установку — открываем консоль и набираем </text:p>
      <text:p text:style-name="P2">$ java -version</text:p>
      <text:p text:style-name="P2"><text:soft-page-break/>$ mvn -v</text:p>
      <text:h text:style-name="Heading_20_2" text:outline-level="2">3. Установка hadoop</text:h>
      <text:p text:style-name="P32"><text:span text:style-name="T1">Копируем </text:span><text:span text:style-name="T2">hadoop-2.</text:span><text:span text:style-name="T4">10</text:span><text:span text:style-name="T3">.</text:span><text:span text:style-name="T4">1</text:span><text:span text:style-name="T2">.tar.gz</text:span> и</text:p>
      <text:p text:style-name="P2">распаковываем в корень папки home пользователя, </text:p>
      <text:p text:style-name="P1">прописываем в ~/.bashrc :</text:p>
      <text:p text:style-name="P1"/>
      <text:p text:style-name="P28">export HADOOP_INSTALL=<text:span text:style-name="T14">~</text:span>/<text:span text:style-name="T31">hadoop-2.</text:span><text:span text:style-name="T44">10</text:span><text:span text:style-name="T31">.</text:span><text:span text:style-name="T44">1</text:span></text:p>
      <text:p text:style-name="P27">export HADOOP_PREFIX=$HADOOP_INSTALL </text:p>
      <text:p text:style-name="P27">export PATH=$PATH:$HADOOP_INSTALL/bin </text:p>
      <text:p text:style-name="P27">export PATH=$PATH:$HADOOP_INSTALL/sbin </text:p>
      <text:p text:style-name="P27">export HADOOP_MAPRED_HOME=$HADOOP_INSTALL </text:p>
      <text:p text:style-name="P27">export HADOOP_COMMON_HOME=$HADOOP_INSTALL </text:p>
      <text:p text:style-name="P27">export HADOOP_HDFS_HOME=$HADOOP_INSTALL </text:p>
      <text:p text:style-name="P27">export YARN_HOME=$HADOOP_INSTALL </text:p>
      <text:p text:style-name="P27">export HADOOP_CONF_DIR=$HADOOP_INSTALL/etc/hadoop </text:p>
      <text:p text:style-name="P27">export HADOOP_COMMON_LIB_NATIVE_DIR=$HADOOP_INSTALL/lib/native </text:p>
      <text:p text:style-name="P27">export HADOOP_OPTS="-Djava.library.path=$HADOOP_INSTALL/lib"</text:p>
      <text:p text:style-name="P27"/>
      <text:p text:style-name="P27">export PATH=$HADOOP_INSTALL/bin:$HADOOP_INSTALL/sbin:$PATH</text:p>
      <text:p text:style-name="P5"/>
      <text:p text:style-name="P18">Прописываем в <text:span text:style-name="T32">первую строку файла </text:span><text:span text:style-name="T24">~/</text:span><text:span text:style-name="T26">hadoop-2.</text:span><text:span text:style-name="T28">10</text:span><text:span text:style-name="T27">.</text:span><text:span text:style-name="T28">1</text:span><text:span text:style-name="T24">/</text:span><text:span text:style-name="T25">etc/hadoop/hadoop-env.sh</text:span> </text:p>
      <text:p text:style-name="P10">export JAVA_HOME=~/jdk1.8.0_<text:span text:style-name="T45">261</text:span></text:p>
      <text:h text:style-name="Heading_20_2" text:outline-level="2">4.Настройка hadoop для режима pseudo distributed</text:h>
      <text:p text:style-name="Text_20_body"/>
      <text:p text:style-name="P2">Вносим следующие настройки в конфигурационные файлы hadoop</text:p>
      <text:p text:style-name="P20"><text:span text:style-name="T15">etc/hadoop</text:span>/core-site.xml</text:p>
      <text:p text:style-name="P36">&lt;configuration&gt; </text:p>
      <text:p text:style-name="P36"><text:s text:c="5"/>&lt;property&gt; </text:p>
      <text:p text:style-name="P36"><text:s text:c="9"/>&lt;name&gt;fs.default.name&lt;/name&gt; </text:p>
      <text:p text:style-name="P36"><text:s text:c="9"/>&lt;value&gt;hdfs://localhost:9000&lt;/value&gt; </text:p>
      <text:p text:style-name="P36"><text:s text:c="5"/>&lt;/property&gt; </text:p>
      <text:p text:style-name="P36">&lt;/configuration&gt;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21"><text:span text:style-name="T15">etc/hadoop</text:span>/<text:span text:style-name="T16">yarn</text:span>-site.xml</text:p>
      <text:p text:style-name="P42">&lt;configuration&gt; </text:p>
      <text:p text:style-name="P42"><text:s text:c="5"/><text:tab/>&lt;property&gt; </text:p>
      <text:p text:style-name="P42"><text:s text:c="9"/><text:tab/><text:tab/>&lt;name&gt;yarn.nodemanager.aux-services&lt;/name&gt; </text:p>
      <text:p text:style-name="P42"><text:s text:c="9"/><text:tab/><text:tab/>&lt;value&gt;mapreduce_shuffle&lt;/value&gt; </text:p>
      <text:p text:style-name="P42"><text:s text:c="5"/><text:tab/>&lt;/property&gt; </text:p>
      <text:p text:style-name="P42"><text:s text:c="5"/><text:tab/>&lt;property&gt; </text:p>
      <text:p text:style-name="P42"><text:s text:c="9"/><text:tab/><text:tab/>&lt;name&gt;yarn.nodemanager.aux-services.mapreduce.shuffle.class&lt;/name&gt; </text:p>
      <text:p text:style-name="P42"><text:s text:c="9"/><text:tab/><text:tab/>&lt;value&gt;org.apache.hadoop.mapred.ShuffleHandler&lt;/value&gt; </text:p>
      <text:p text:style-name="P42"><text:s text:c="5"/><text:tab/>&lt;/property&gt; </text:p>
      <text:p text:style-name="P42"><text:s text:c="5"/><text:tab/>&lt;property&gt;</text:p>
      <text:p text:style-name="P42"><text:s text:c="4"/><text:tab/> <text:s text:c="2"/>&lt;name&gt;yarn.nodemanager.disk-health-checker.enable&lt;/name&gt;</text:p>
      <text:p text:style-name="P42"><text:s text:c="9"/><text:tab/><text:tab/>&lt;value&gt;false&lt;/value&gt;</text:p>
      <text:p text:style-name="P42"><text:s text:c="5"/><text:tab/>&lt;/property&gt; </text:p>
      <text:p text:style-name="P35"><text:tab/>&lt;property&gt;</text:p>
      <text:p text:style-name="P35"><text:tab/> <text:s text:c="3"/>&lt;name&gt;yarn.nodemanager.pmem-check-enabled&lt;/name&gt;</text:p>
      <text:p text:style-name="P35"><text:tab/> <text:s text:c="3"/>&lt;value&gt;false&lt;/value&gt;</text:p>
      <text:p text:style-name="P35"><text:tab/>&lt;/property&gt;</text:p>
      <text:p text:style-name="P35"><text:tab/>&lt;property&gt;</text:p>
      <text:p text:style-name="P35"><text:tab/> <text:s text:c="3"/>&lt;name&gt;yarn.nodemanager.vmem-check-enabled&lt;/name&gt;</text:p>
      <text:p text:style-name="P35"><text:tab/> <text:s text:c="3"/>&lt;value&gt;false&lt;/value&gt;</text:p>
      <text:p text:style-name="P35"><text:tab/>&lt;/property&gt; </text:p>
      <text:p text:style-name="P42">&lt;/configuration&gt;</text:p>
      <text:p text:style-name="P37"/>
      <text:p text:style-name="P22"><text:span text:style-name="T15">etc/hadoop</text:span>/<text:span text:style-name="T17">mapred-site</text:span>.xml</text:p>
      <text:p text:style-name="P38">&lt;configuration&gt; </text:p>
      <text:p text:style-name="P38"><text:s text:c="5"/>&lt;property&gt; </text:p>
      <text:p text:style-name="P38"><text:s text:c="9"/>&lt;name&gt;mapreduce.framework.name&lt;/name&gt; </text:p>
      <text:p text:style-name="P38"><text:s text:c="9"/>&lt;value&gt;yarn&lt;/value&gt; </text:p>
      <text:p text:style-name="P38"><text:s text:c="5"/>&lt;/property&gt; </text:p>
      <text:p text:style-name="P38">&lt;/configuration&gt;</text:p>
      <text:p text:style-name="P38"/>
      <text:p text:style-name="P23"><text:span text:style-name="T15">etc/hadoop</text:span>/<text:span text:style-name="T18">hdfs-site</text:span>.xml</text:p>
      <text:p text:style-name="P39">&lt;configuration&gt; </text:p>
      <text:p text:style-name="P39"><text:s text:c="5"/>&lt;property&gt; </text:p>
      <text:p text:style-name="P39"><text:s text:c="9"/>&lt;name&gt;dfs.replication&lt;/name&gt; </text:p>
      <text:p text:style-name="P39"><text:s text:c="9"/>&lt;value&gt;1&lt;/value&gt; </text:p>
      <text:p text:style-name="P39"><text:s text:c="5"/>&lt;/property&gt; </text:p>
      <text:p text:style-name="P39"><text:s text:c="5"/>&lt;property&gt; </text:p>
      <text:p text:style-name="P39"><text:s text:c="9"/>&lt;name&gt;dfs.namenode.name.dir&lt;/name&gt; </text:p>
      <text:p text:style-name="P39"><text:s text:c="9"/>&lt;value&gt;file:/home/<text:span text:style-name="T12">&lt;user&gt;</text:span>/<text:span text:style-name="T43">h</text:span>data/namenode&lt;/value&gt; </text:p>
      <text:p text:style-name="P39"><text:s text:c="5"/>&lt;/property&gt; </text:p>
      <text:p text:style-name="P39"><text:s text:c="5"/>&lt;property&gt; </text:p>
      <text:p text:style-name="P39"><text:s text:c="9"/>&lt;name&gt;dfs.datanode.data.dir&lt;/name&gt; </text:p>
      <text:p text:style-name="P39"><text:s text:c="9"/>&lt;value&gt;file:/home/<text:span text:style-name="T12">&lt;user&gt;</text:span>/<text:span text:style-name="T43">hd</text:span>ata/datanode&lt;/value&gt; </text:p>
      <text:p text:style-name="P39"><text:s text:c="5"/>&lt;/property&gt; </text:p>
      <text:p text:style-name="P39">&lt;/configuration&gt;</text:p>
      <text:p text:style-name="P39"><text:soft-page-break/></text:p>
      <text:p text:style-name="P41">создаем в локальной папке пользователя папку <text:span text:style-name="T43">hdata</text:span> и в ней две папки — namenode и datanode</text:p>
      <text:p text:style-name="P40"><text:span text:style-name="T34">в </text:span><text:span text:style-name="T35">hdfs-site</text:span><text:span text:style-name="T36">.xml заменяем &lt;user&gt; на имя пользователя операционной системы</text:span></text:p>
      <text:h text:style-name="Heading_20_2" text:outline-level="2">3. Запуск hadoop</text:h>
      <text:p text:style-name="P2">Форматируем файловую систему hadoop</text:p>
      <text:p text:style-name="P7">$ <text:span text:style-name="T19">hdfs namenode -format</text:span></text:p>
      <text:p text:style-name="P2">Запускаем hadoop</text:p>
      <text:p text:style-name="P7">$ <text:span text:style-name="T19">start-dfs.sh</text:span></text:p>
      <text:p text:style-name="P7">$ <text:span text:style-name="T19">start-yarn.sh</text:span></text:p>
      <text:p text:style-name="P2"/>
      <text:p text:style-name="P2"/>
      <text:p text:style-name="P2">Проверяем работает ли hadoop <text:span text:style-name="T20">запуском примера</text:span> </text:p>
      <text:p text:style-name="P3">hadoop jar ~/<text:span text:style-name="T21">hadoop-2.</text:span><text:span text:style-name="T46">10</text:span><text:span text:style-name="T21">.</text:span><text:span text:style-name="T46">1</text:span><text:span text:style-name="T21">/share/hadoop/mapreduce</text:span>/hadoop-mapreduce-examples-2.<text:span text:style-name="T46">10</text:span><text:span text:style-name="T42">.</text:span><text:span text:style-name="T46">1</text:span>.jar pi 2 5</text:p>
      <text:h text:style-name="Heading_20_2" text:outline-level="2">3.2 Восстановление hadoop в случае проблем</text:h>
      <text:p text:style-name="Text_20_body">Останавливаем hadoop <text:span text:style-name="T22">командами stop-yarn.sh и stop-dfs.sh</text:span></text:p>
      <text:p text:style-name="P31">вытираем все файлы из пап<text:span text:style-name="T22">ок</text:span> <text:span text:style-name="T22">~</text:span><text:span text:style-name="T9">/</text:span><text:span text:style-name="T11">hdata</text:span><text:span text:style-name="T9">/namenode </text:span><text:span text:style-name="T10">~</text:span><text:span text:style-name="T9">/</text:span><text:span text:style-name="T11">hdata</text:span><text:span text:style-name="T9">/</text:span><text:span text:style-name="T10">datan</text:span><text:span text:style-name="T9">ode</text:span></text:p>
      <text:p text:style-name="Text_20_body">форматируем namenode и заново запускаем hadoop</text:p>
      <text:h text:style-name="Heading_20_2" text:outline-level="2">4. Каркас простейшего проекта maven для работы с hadoop</text:h>
      <text:h text:style-name="Heading_20_3" text:outline-level="3">4.1 Создаем maven проект следующего вида</text:h>
      <text:p text:style-name="P2">/pom.xml – файл проекта (копируем из приложений)</text:p>
      <text:p text:style-name="P2">/src/main/java – исходный код java</text:p>
      <text:p text:style-name="P4">/src/main/resources – файлы ресурсов</text:p>
      <text:h text:style-name="P43" text:outline-level="2">5. Задача составления частотного словаря</text:h>
      <text:p text:style-name="P2">Класс приложения hadoop</text:p>
      <text:p text:style-name="P24">public class WordCountApp { </text:p>
      <text:p text:style-name="P24"><text:s text:c="4"/>public static void main(String[] args) throws Exception { </text:p>
      <text:p text:style-name="P24"><text:s text:c="8"/>if (args.length != 2) { </text:p>
      <text:p text:style-name="P24"><text:s text:c="12"/>System.err.println("Usage: WordCountApp &lt;input path&gt; &lt;output path&gt;"); </text:p>
      <text:p text:style-name="P24"><text:s text:c="12"/>System.exit(-1); </text:p>
      <text:p text:style-name="P24"><text:s text:c="8"/>} </text:p>
      <text:p text:style-name="P24"><text:soft-page-break/><text:s text:c="8"/>Job job = Job.getInstance(); </text:p>
      <text:p text:style-name="P24"><text:s text:c="8"/>job.setJarByClass(WordCountApp.class); </text:p>
      <text:p text:style-name="P24"><text:s text:c="8"/>job.setJobName("Word count"); </text:p>
      <text:p text:style-name="P24"><text:s text:c="8"/>FileInputFormat.addInputPath(job, new Path(args[0])); </text:p>
      <text:p text:style-name="P24"><text:s text:c="8"/>FileOutputFormat.setOutputPath(job, new Path(args[1])); </text:p>
      <text:p text:style-name="P24"><text:s text:c="8"/>job.setMapperClass(WordMapper.class); </text:p>
      <text:p text:style-name="P24"><text:s text:c="8"/>job.setReducerClass(WordReducer.class); </text:p>
      <text:p text:style-name="P24"><text:s text:c="8"/>job.setOutputKeyClass(Text.class); </text:p>
      <text:p text:style-name="P24"><text:s text:c="8"/>job.setOutputValueClass(IntWritable.class); </text:p>
      <text:p text:style-name="P24"><text:s text:c="8"/>job.setNumReduceTasks(2); </text:p>
      <text:p text:style-name="P24"><text:s text:c="8"/>System.exit(job.waitForCompletion(true) ? 0 : 1); </text:p>
      <text:p text:style-name="P24"><text:s text:c="4"/>} </text:p>
      <text:p text:style-name="P24">} </text:p>
      <text:p text:style-name="P24"/>
      <text:p text:style-name="P17">Класс mapper</text:p>
      <text:p text:style-name="P24">public class WordMapper extends Mapper&lt;LongWritable, Text, Text, IntWritable&gt; { </text:p>
      <text:p text:style-name="P24"><text:s text:c="4"/>@Override </text:p>
      <text:p text:style-name="P24"><text:s text:c="4"/>protected void map(LongWritable key, Text value, Context context) throws IOException, InterruptedException { </text:p>
      <text:p text:style-name="P17"><text:s text:c="8"/>&lt;получаем строку из value, удаляем все спецсимволы, переводим в lowercase, разбиваем на слова и каждое слово пишем в контекст с счетчиком 1</text:p>
      <text:p text:style-name="P17">в контекст пишется пара — Text и IntWritable &gt;</text:p>
      <text:p text:style-name="P24"><text:s text:c="4"/>} </text:p>
      <text:p text:style-name="P24">}</text:p>
      <text:p text:style-name="P24"/>
      <text:p text:style-name="P17">Класс reducer</text:p>
      <text:p text:style-name="P17"/>
      <text:p text:style-name="P26">public class WordReducer extends Reducer&lt;Text, IntWritable, Text, LongWritable&gt; { </text:p>
      <text:p text:style-name="P26"><text:s text:c="4"/>@Override </text:p>
      <text:p text:style-name="P26"><text:s text:c="4"/>protected void reduce(Text key, Iterable&lt;IntWritable&gt; values, Context context) throws IOException, InterruptedException { </text:p>
      <text:p text:style-name="P17"><text:s text:c="7"/>&lt;считаем количество записе<text:span text:style-name="T40">й</text:span> в итераторе и генерируем запись в контекст </text:p>
      <text:p text:style-name="P17"><text:tab/>В контекст пишется пара — Text и <text:span text:style-name="T41">Long</text:span>Writable&gt;</text:p>
      <text:p text:style-name="P26"><text:s text:c="4"/>} </text:p>
      <text:p text:style-name="P26">}</text:p>
      <text:p text:style-name="P26"/>
      <text:h text:style-name="Heading_20_2" text:outline-level="2"><text:soft-page-break/>6. Запуск приложения</text:h>
      <text:p text:style-name="P17">Собираем проект</text:p>
      <text:p text:style-name="P24"><text:span text:style-name="T37">$ </text:span>mvn package</text:p>
      <text:p text:style-name="P2">Копируем в HDFS тестовый файл </text:p>
      <text:p text:style-name="P25">$ hadoop fs -copyFromLocal <text:span text:style-name="T23">warandpeace1.txt</text:span> </text:p>
      <text:p text:style-name="P2">Запускаем map reduce</text:p>
      <text:p text:style-name="P26">$ export HADOOP_CLASSPATH=target/имя проекта.jar</text:p>
      <text:p text:style-name="P29">$ hadoop ru.bmstu.hadoop.example.book.WordCountApp <text:span text:style-name="T23">warandpeace1.txt</text:span> output</text:p>
      <text:p text:style-name="P16">копируем результаты в локальную папку</text:p>
      <text:p text:style-name="P19"><text:span text:style-name="T33">$ <text:s/></text:span>hadoop fs -copyToLocal output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Droid Sans Mono" svg:font-family="'Droid Sans Mono'" style:font-family-generic="modern" style:font-pitch="fixed"/>
    <style:font-face style:name="Liberation Mono" svg:font-family="'Liberation Mono'" style:font-family-generic="modern" style:font-pitch="fixed"/>
    <style:font-face style:name="Lohit Hindi3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Zen Hei Mono" svg:font-family="'WenQuanYi Zen Hei Mono'" style:font-family-generic="modern" style:font-pitch="fixed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_3f__3f__3f__3f__3f__3f__3f_" style:display-name="???????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18pt" fo:font-style="normal" fo:text-shadow="none" style:text-underline-style="none" fo:font-weight="normal" style:letter-kerning="true" style:font-name-asian="Lohit Hindi1" style:font-family-asian="'Lohit Hindi'" style:font-pitch-asian="variable" style:font-size-asian="18pt" style:font-style-asian="normal" style:font-weight-asian="normal" style:font-name-complex="Lohit Hindi1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text-indent="0.2362in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1" style:display-name="????????? 1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2" style:display-name="????????? 2" style:family="paragraph" style:parent-style-name="_3f__3f__3f__3f__3f__3f__3f_">
      <style:paragraph-properties fo:margin-top="0.1654in" fo:margin-bottom="0.0827in" loext:contextual-spacing="false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loext:contextual-spacing="false" style:line-height-at-least="0.139in" fo:text-indent="0in" style:auto-text-indent="false" style:text-autospace="none"/>
      <style:text-properties style:use-window-font-color="true" style:font-name="Lohit Hindi1" fo:font-family="'Lohit Hindi'" style:font-pitch="variable" fo:font-size="18pt" style:letter-kerning="true" style:font-name-asian="Lohit Hindi1" style:font-family-asian="'Lohit Hindi'" style:font-pitch-asian="variable" style:font-size-asian="18pt" style:font-name-complex="Lohit Hindi1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44pt" fo:font-style="normal" fo:text-shadow="none" style:text-underline-style="none" fo:font-weight="normal" style:letter-kerning="true" style:font-name-asian="Lohit Hindi1" style:font-family-asian="'Lohit Hindi'" style:font-pitch-asian="variable" style:font-size-asian="44pt" style:font-style-asian="normal" style:font-weight-asian="normal" style:font-name-complex="Lohit Hindi1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20pt" fo:font-style="normal" fo:text-shadow="none" style:text-underline-style="none" fo:font-weight="normal" style:letter-kerning="true" style:font-name-asian="Lohit Hindi1" style:font-family-asian="'Lohit Hindi'" style:font-pitch-asian="variable" style:font-size-asian="20pt" style:font-style-asian="normal" style:font-weight-asian="normal" style:font-name-complex="Lohit Hindi1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in" fo:margin-bottom="0.1965in" loext:contextual-spacing="false" style:text-autospace="none"/>
      <style:text-properties style:use-window-font-color="true" style:text-outline="false" style:text-line-through-style="none" style:text-line-through-type="none" style:font-name="Lohit Hindi1" fo:font-family="'Lohit Hindi'" style:font-pitch="variable" fo:font-size="32pt" fo:font-style="normal" fo:text-shadow="none" style:text-underline-style="none" fo:font-weight="normal" style:letter-kerning="true" style:font-name-asian="Lohit Hindi1" style:font-family-asian="'Lohit Hindi'" style:font-pitch-asian="variable" style:font-size-asian="32pt" style:font-style-asian="normal" style:font-weight-asian="normal" style:font-name-complex="Lohit Hindi1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in" fo:margin-bottom="0.1575in" loext:contextual-spacing="false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in" fo:margin-bottom="0.1181in" loext:contextual-spacing="false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in" fo:margin-bottom="0.0783in" loext:contextual-spacing="false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in" fo:margin-bottom="0.0398in" loext:contextual-spacing="false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9-24T20:58:57</meta:creation-date>
    <dc:date>2021-09-17T16:41:55.309770603</dc:date>
    <meta:editing-duration>P3DT17H20M41S</meta:editing-duration>
    <meta:editing-cycles>98</meta:editing-cycles>
    <meta:generator>LibreOffice/6.4.7.2$Linux_X86_64 LibreOffice_project/40$Build-2</meta:generator>
    <meta:document-statistic meta:table-count="0" meta:image-count="0" meta:object-count="0" meta:page-count="6" meta:paragraph-count="165" meta:word-count="549" meta:character-count="6237" meta:non-whitespace-character-count="5323"/>
  </office:meta>
</office:document-meta>
</file>